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4"/>
    <style:style style:name="ce3" style:family="table-cell" style:parent-style-name="Default" style:data-style-name="N114">
      <style:table-cell-properties fo:background-color="transparen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24.75cm" svg:height="13.921cm" svg:x="6.874cm" svg:y="0.1cm">
            <draw:object draw:notify-on-update-of-ranges="List1.A1:List1.A1 List1.A2:List1.A11 List1.B2:List1.B11 List1.C2:Lis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Rz (k<text:span text:style-name="T1">Ω</text:span>)</text:p>
          </table:table-cell>
          <table:table-cell office:value-type="string" calcext:value-type="string">
            <text:p>Pův obv (V)</text:p>
          </table:table-cell>
          <table:table-cell office:value-type="string" calcext:value-type="string">
            <text:p>Náh obv (V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833" calcext:value-type="float">
            <text:p>0,08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332" calcext:value-type="float">
            <text:p>0,13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82" calcext:value-type="float">
            <text:p>0,2082</text:p>
          </table:table-cell>
          <table:table-cell office:value-type="float" office:value="0.208" calcext:value-type="float">
            <text:p>0,2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63" calcext:value-type="float">
            <text:p>0,2563</text:p>
          </table:table-cell>
          <table:table-cell office:value-type="float" office:value="0.256" calcext:value-type="float">
            <text:p>0,2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98" calcext:value-type="float">
            <text:p>0,2898</text:p>
          </table:table-cell>
          <table:table-cell office:value-type="float" office:value="0.2894" calcext:value-type="float">
            <text:p>0,28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44" calcext:value-type="float">
            <text:p>0,3144</text:p>
          </table:table-cell>
          <table:table-cell office:value-type="float" office:value="0.3139" calcext:value-type="float">
            <text:p>0,31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3231" calcext:value-type="float">
            <text:p>0,323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12" calcext:value-type="float">
            <text:p>0,3312</text:p>
          </table:table-cell>
          <table:table-cell office:value-type="float" office:value="0.3308" calcext:value-type="float">
            <text:p>0,33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3322" calcext:value-type="float">
            <text:p>0,3322</text:p>
          </table:table-cell>
          <table:table-cell office:value-type="float" office:value="0.3318" calcext:value-type="float">
            <text:p>0,33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2" calcext:value-type="float">
            <text:p>0,3332</text:p>
          </table:table-cell>
          <table:table-cell office:value-type="float" office:value="0.3328" calcext:value-type="float">
            <text:p>0,33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Kompl obv</text:p>
          </table:table-cell>
          <table:table-cell office:value-type="string" calcext:value-type="string">
            <text:p>Nah obv 1</text:p>
          </table:table-cell>
          <table:table-cell office:value-type="string" calcext:value-type="string">
            <text:p>Náh obv 2</text:p>
          </table:table-cell>
        </table:table-row>
        <table:table-row table:style-name="ro1">
          <table:table-cell office:value-type="string" calcext:value-type="string">
            <text:p>Uab (naměř)</text:p>
          </table:table-cell>
          <table:table-cell office:value-type="string" calcext:value-type="string">
            <text:p>2,502 V</text:p>
          </table:table-cell>
          <table:table-cell office:value-type="string" calcext:value-type="string">
            <text:p>0,28 mV</text:p>
          </table:table-cell>
          <table:table-cell office:value-type="string" calcext:value-type="string">
            <text:p>5,002 V</text:p>
          </table:table-cell>
        </table:table-row>
        <table:table-row table:style-name="ro1">
          <table:table-cell office:value-type="string" calcext:value-type="string">
            <text:p>Uab (výpoč)</text:p>
          </table:table-cell>
          <table:table-cell office:value-type="string" calcext:value-type="string">
            <text:p>2,5 V</text:p>
          </table:table-cell>
          <table:table-cell table:number-columns-repeated="2" office:value-type="string" calcext:value-type="string">
            <text:p>8,33 mV</text:p>
          </table:table-cell>
        </table:table-row>
      </table:table>
      <table:table table:name="List2" table:style-name="ta1">
        <table:shapes>
          <draw:frame draw:z-index="0" draw:style-name="gr1" draw:text-style-name="P1" svg:width="20.526cm" svg:height="13.796cm" svg:x="11.38cm" svg:y="0.09cm">
            <draw:object draw:notify-on-update-of-ranges="List2.A1:List2.A1 List2.A2:List2.A11 List2.D2:List2.D11 List2.E2:List2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Rz (kOhm)</text:p>
          </table:table-cell>
          <table:table-cell table:style-name="Default" office:value-type="string" calcext:value-type="string">
            <text:p>Pův obv (V)</text:p>
          </table:table-cell>
          <table:table-cell table:style-name="Default" office:value-type="string" calcext:value-type="string">
            <text:p>Náh obv (V)</text:p>
          </table:table-cell>
          <table:table-cell table:style-name="Default" office:value-type="string" calcext:value-type="string">
            <text:p>DeltaUab</text:p>
          </table:table-cell>
          <table:table-cell table:style-name="Default" office:value-type="string" calcext:value-type="string">
            <text:p>deltaUab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833" calcext:value-type="float">
            <text:p>0,0833</text:p>
          </table:table-cell>
          <table:table-cell table:formula="of:=ABS([.C2]-[.B2])" office:value-type="float" office:value="0" calcext:value-type="float">
            <text:p>0,0000</text:p>
          </table:table-cell>
          <table:table-cell table:formula="of:=([.D2]/[.B2])*100" office:value-type="float" office:value="0" calcext:value-type="float">
            <text:p>0,0000</text:p>
          </table:table-cell>
          <table:table-cell table:number-columns-repeated="2"/>
          <table:table-cell office:value-type="string" calcext:value-type="string">
            <text:p>Ri</text:p>
          </table:table-cell>
          <table:table-cell office:value-type="float" office:value="3000" calcext:value-type="float">
            <text:p>30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332" calcext:value-type="float">
            <text:p>0,1332</text:p>
          </table:table-cell>
          <table:table-cell table:formula="of:=ABS([.C3]-[.B3])" office:value-type="float" office:value="0.000099999999999989" calcext:value-type="float">
            <text:p>0,0001</text:p>
          </table:table-cell>
          <table:table-cell table:formula="of:=([.D3]/[.B3])*100" office:value-type="float" office:value="0.0750187546886639" calcext:value-type="float">
            <text:p>0,0750</text:p>
          </table:table-cell>
          <table:table-cell table:number-columns-repeated="2"/>
          <table:table-cell office:value-type="string" calcext:value-type="string">
            <text:p>Ui</text:p>
          </table:table-cell>
          <table:table-cell table:formula="of:=3/9" office:value-type="float" office:value="0.333333333333333" calcext:value-type="float">
            <text:p>0,333333333333333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82" calcext:value-type="float">
            <text:p>0,2082</text:p>
          </table:table-cell>
          <table:table-cell office:value-type="float" office:value="0.208" calcext:value-type="float">
            <text:p>0,2080</text:p>
          </table:table-cell>
          <table:table-cell table:formula="of:=ABS([.C4]-[.B4])" office:value-type="float" office:value="0.000200000000000006" calcext:value-type="float">
            <text:p>0,0002</text:p>
          </table:table-cell>
          <table:table-cell table:formula="of:=([.D4]/[.B4])*100" office:value-type="float" office:value="0.0960614793467847" calcext:value-type="float">
            <text:p>0,0961</text:p>
          </table:table-cell>
          <table:table-cell table:number-columns-repeated="4"/>
          <table:table-cell table:style-name="ce1"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63" calcext:value-type="float">
            <text:p>0,2563</text:p>
          </table:table-cell>
          <table:table-cell office:value-type="float" office:value="0.256" calcext:value-type="float">
            <text:p>0,2560</text:p>
          </table:table-cell>
          <table:table-cell table:formula="of:=ABS([.C5]-[.B5])" office:value-type="float" office:value="0.000299999999999967" calcext:value-type="float">
            <text:p>0,0003</text:p>
          </table:table-cell>
          <table:table-cell table:formula="of:=([.D5]/[.B5])*100" office:value-type="float" office:value="0.117050331642593" calcext:value-type="float">
            <text:p>0,1171</text:p>
          </table:table-cell>
          <table:table-cell table:number-columns-repeated="1637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0.2898" calcext:value-type="float">
            <text:p>0,2898</text:p>
          </table:table-cell>
          <table:table-cell office:value-type="float" office:value="0.2894" calcext:value-type="float">
            <text:p>0,2894</text:p>
          </table:table-cell>
          <table:table-cell table:formula="of:=ABS([.C6]-[.B6])" office:value-type="float" office:value="0.000400000000000011" calcext:value-type="float">
            <text:p>0,0004</text:p>
          </table:table-cell>
          <table:table-cell table:formula="of:=([.D6]/[.B6])*100" office:value-type="float" office:value="0.138026224982751" calcext:value-type="float">
            <text:p>0,1380</text:p>
          </table:table-cell>
          <table:table-cell table:style-name="ce1" table:number-columns-repeated="4"/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44" calcext:value-type="float">
            <text:p>0,3144</text:p>
          </table:table-cell>
          <table:table-cell office:value-type="float" office:value="0.3139" calcext:value-type="float">
            <text:p>0,3139</text:p>
          </table:table-cell>
          <table:table-cell table:formula="of:=ABS([.C7]-[.B7])" office:value-type="float" office:value="0.0005" calcext:value-type="float">
            <text:p>0,0005</text:p>
          </table:table-cell>
          <table:table-cell table:formula="of:=([.D7]/[.B7])*100" office:value-type="float" office:value="0.159033078880407" calcext:value-type="float">
            <text:p>0,1590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3231" calcext:value-type="float">
            <text:p>0,3231</text:p>
          </table:table-cell>
          <table:table-cell table:formula="of:=ABS([.C8]-[.B8])" office:value-type="float" office:value="0.000400000000000011" calcext:value-type="float">
            <text:p>0,0004</text:p>
          </table:table-cell>
          <table:table-cell table:formula="of:=([.D8]/[.B8])*100" office:value-type="float" office:value="0.12364760432767" calcext:value-type="float">
            <text:p>0,1236</text:p>
          </table:table-cell>
          <table:table-cell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12" calcext:value-type="float">
            <text:p>0,3312</text:p>
          </table:table-cell>
          <table:table-cell office:value-type="float" office:value="0.3308" calcext:value-type="float">
            <text:p>0,3308</text:p>
          </table:table-cell>
          <table:table-cell table:formula="of:=ABS([.C9]-[.B9])" office:value-type="float" office:value="0.000400000000000011" calcext:value-type="float">
            <text:p>0,0004</text:p>
          </table:table-cell>
          <table:table-cell table:formula="of:=([.D9]/[.B9])*100" office:value-type="float" office:value="0.120772946859907" calcext:value-type="float">
            <text:p>0,1208</text:p>
          </table:table-cell>
          <table:table-cell table:number-columns-repeated="1637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3322" calcext:value-type="float">
            <text:p>0,3322</text:p>
          </table:table-cell>
          <table:table-cell office:value-type="float" office:value="0.3318" calcext:value-type="float">
            <text:p>0,3318</text:p>
          </table:table-cell>
          <table:table-cell table:formula="of:=ABS([.C10]-[.B10])" office:value-type="float" office:value="0.000400000000000011" calcext:value-type="float">
            <text:p>0,0004</text:p>
          </table:table-cell>
          <table:table-cell table:formula="of:=([.D10]/[.B10])*100" office:value-type="float" office:value="0.120409391932574" calcext:value-type="float">
            <text:p>0,12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z</text:p>
          </table:table-cell>
          <table:table-cell table:style-name="Default" office:value-type="float" office:value="0.3332" calcext:value-type="float">
            <text:p>0,3332</text:p>
          </table:table-cell>
          <table:table-cell office:value-type="float" office:value="0.3328" calcext:value-type="float">
            <text:p>0,3328</text:p>
          </table:table-cell>
          <table:table-cell table:formula="of:=ABS([.C11]-[.B11])" office:value-type="float" office:value="0.000400000000000011" calcext:value-type="float">
            <text:p>0,0004</text:p>
          </table:table-cell>
          <table:table-cell table:formula="of:=([.D11]/[.B11])*100" office:value-type="float" office:value="0.120048019207687" calcext:value-type="float">
            <text:p>0,1200</text:p>
          </table:table-cell>
          <table:table-cell table:number-columns-repeated="16379"/>
        </table:table-row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Default" office:value-type="string" calcext:value-type="string">
            <text:p>Kompl obv</text:p>
          </table:table-cell>
          <table:table-cell table:style-name="Default" office:value-type="string" calcext:value-type="string">
            <text:p>Nah obv 1</text:p>
          </table:table-cell>
          <table:table-cell table:style-name="Default" office:value-type="string" calcext:value-type="string">
            <text:p>Náh obv 2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Uab (naměř)</text:p>
          </table:table-cell>
          <table:table-cell table:style-name="Default" office:value-type="string" calcext:value-type="string">
            <text:p>2,502 V</text:p>
          </table:table-cell>
          <table:table-cell table:style-name="Default" office:value-type="string" calcext:value-type="string">
            <text:p>0,28 mV</text:p>
          </table:table-cell>
          <table:table-cell table:style-name="Default" office:value-type="string" calcext:value-type="string">
            <text:p>5,002 V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Uab (výpoč)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/>
          <table:table-cell table:style-name="Default" office:value-type="float" office:value="83.3" calcext:value-type="float">
            <text:p>83,3</text:p>
          </table:table-cell>
          <table:table-cell table:style-name="Default"/>
          <table:table-cell table:number-columns-repeated="16379"/>
        </table:table-row>
      </table:table>
      <table:table table:name="List3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Kompletní</text:p>
          </table:table-cell>
          <table:table-cell office:value-type="string" calcext:value-type="string">
            <text:p>AB1</text:p>
          </table:table-cell>
          <table:table-cell office:value-type="string" calcext:value-type="string">
            <text:p>AB2</text:p>
          </table:table-cell>
          <table:table-cell/>
        </table:table-row>
        <table:table-row table:style-name="ro1">
          <table:table-cell office:value-type="string" calcext:value-type="string">
            <text:p>Uab nam</text:p>
          </table:table-cell>
          <table:table-cell office:value-type="float" office:value="2.502" calcext:value-type="float">
            <text:p>2,502</text:p>
          </table:table-cell>
          <table:table-cell table:formula="of:=0.28*10^-3" office:value-type="float" office:value="0.00028" calcext:value-type="float">
            <text:p>0,00028</text:p>
          </table:table-cell>
          <table:table-cell office:value-type="float" office:value="5.002" calcext:value-type="float">
            <text:p>5,002</text:p>
          </table:table-cell>
          <table:table-cell/>
        </table:table-row>
        <table:table-row table:style-name="ro1">
          <table:table-cell office:value-type="string" calcext:value-type="string">
            <text:p>Uab vypoč</text:p>
          </table:table-cell>
          <table:table-cell office:value-type="float" office:value="2.5" calcext:value-type="float">
            <text:p>2,5</text:p>
          </table:table-cell>
          <table:table-cell office:value-type="float" office:value="1.6667" calcext:value-type="float">
            <text:p>1,6667</text:p>
          </table:table-cell>
          <table:table-cell office:value-type="float" office:value="0.8333" calcext:value-type="float">
            <text:p>0,833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 Uab</text:p>
          </table:table-cell>
          <table:table-cell table:style-name="ce2" table:formula="of:=ABS([.B2]-[.B3])" office:value-type="float" office:value="0.00199999999999978" calcext:value-type="float">
            <text:p>0,0020</text:p>
          </table:table-cell>
          <table:table-cell table:style-name="ce2" table:formula="of:=ABS([.C2]-[.C3])" office:value-type="float" office:value="1.66642" calcext:value-type="float">
            <text:p>1,6664</text:p>
          </table:table-cell>
          <table:table-cell table:style-name="ce2" table:formula="of:=ABS([.D2]-[.D3])" office:value-type="float" office:value="4.1687" calcext:value-type="float">
            <text:p>4,1687</text:p>
          </table:table-cell>
          <table:table-cell table:style-name="ce2" table:formula="of:=ABS(SUM([.B5:.D5]))" office:value-type="float" office:value="5.83712" calcext:value-type="float">
            <text:p>5,8371</text:p>
          </table:table-cell>
        </table:table-row>
        <table:table-row table:style-name="ro1">
          <table:table-cell office:value-type="string" calcext:value-type="string">
            <text:p>delta Uab</text:p>
          </table:table-cell>
          <table:table-cell table:number-columns-repeated="3"/>
          <table:table-cell table:style-name="ce2" table:formula="of:=([.E5]/[.B3])*100" office:value-type="float" office:value="233.4848" calcext:value-type="float">
            <text:p>233,48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.00.0000</text:date>, <text:time style:data-style-name="N2" text:time-value="22:40:03.81577363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4-15T08:08:10.130741386</meta:creation-date>
    <dc:date>2024-04-20T23:01:47.550433787</dc:date>
    <dc:creator>Vojtěch Vašek</dc:creator>
    <meta:editing-duration>PT5H41M56S</meta:editing-duration>
    <meta:editing-cycles>9</meta:editing-cycles>
    <meta:generator>LibreOffice/7.6.6.3$Linux_X86_64 LibreOffice_project/60$Build-3</meta:generator>
    <meta:document-statistic meta:table-count="3" meta:cell-count="13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51cm" svg:height="13.922cm" xlink:href=".." xlink:type="simple" chart:class="chart:bar" chart:style-name="ch1">
        <chart:title svg:x="6.114cm" svg:y="0.414cm" chart:style-name="ch2">
          <text:p>Výstupní napětí původního obvodu a jeho Theveninova modelu</text:p>
        </chart:title>
        <chart:legend chart:legend-position="bottom" svg:x="8.708cm" svg:y="13.323cm" style:legend-expansion="wide" chart:style-name="ch3"/>
        <chart:plot-area chart:style-name="ch4" table:cell-range-address="List1.A1:List1.A11 List1.B2:List1.C11" chart:data-source-has-labels="both" svg:x="1.506cm" svg:y="1.471cm" svg:width="22.75cm" svg:height="10.409cm">
          <chart:coordinate-region svg:x="2.418cm" svg:y="1.67cm" svg:width="21.838cm" svg:height="9.563cm"/>
          <chart:axis chart:dimension="x" chart:name="primary-x" chart:style-name="ch5" chartooo:axis-type="auto">
            <chartooo:date-scale/>
            <chart:title svg:x="12.281cm" svg:y="12.158cm" chart:style-name="ch6">
              <text:p>Rz (kΩ)</text:p>
            </chart:title>
            <chart:categories table:cell-range-address="List1.A2:List1.A11"/>
          </chart:axis>
          <chart:axis chart:dimension="y" chart:name="primary-y" chart:style-name="ch7">
            <chart:title svg:x="0.451cm" svg:y="7.288cm" chart:style-name="ch8">
              <text:p>Uab (V)</text:p>
            </chart:title>
            <chart:grid chart:style-name="ch9" chart:class="major"/>
          </chart:axis>
          <chart:series chart:style-name="ch10" chart:values-cell-range-address="List1.B2:List1.B11" loext:label-string="&quot;UAB původní obvod&quot;" chart:class="chart:bar">
            <chart:data-point chart:repeated="10"/>
          </chart:series>
          <chart:series chart:style-name="ch11" chart:values-cell-range-address="List1.C2:List1.C11" loext:label-string="&quot;UAB náhradní obvod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AB původní obvod</text:p>
              </table:table-cell>
              <table:table-cell office:value-type="string">
                <text:p>UAB náhradní obvo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st1.A2:List1.A11</svg:desc>
                </draw:g>
              </table:table-cell>
              <table:table-cell office:value-type="float" office:value="0.0833">
                <text:p>0.0833</text:p>
                <draw:g>
                  <svg:desc>List1.B2:List1.B11</svg:desc>
                </draw:g>
              </table:table-cell>
              <table:table-cell office:value-type="float" office:value="0.0833">
                <text:p>0.0833</text:p>
                <draw:g>
                  <svg:desc>List1.C2:List1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33">
                <text:p>0.1333</text:p>
              </table:table-cell>
              <table:table-cell office:value-type="float" office:value="0.1332">
                <text:p>0.1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82">
                <text:p>0.208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63">
                <text:p>0.2563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898">
                <text:p>0.2898</text:p>
              </table:table-cell>
              <table:table-cell office:value-type="float" office:value="0.2894">
                <text:p>0.28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144">
                <text:p>0.3144</text:p>
              </table:table-cell>
              <table:table-cell office:value-type="float" office:value="0.3139">
                <text:p>0.31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235">
                <text:p>0.3235</text:p>
              </table:table-cell>
              <table:table-cell office:value-type="float" office:value="0.3231">
                <text:p>0.32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12">
                <text:p>0.3312</text:p>
              </table:table-cell>
              <table:table-cell office:value-type="float" office:value="0.3308">
                <text:p>0.3308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3322">
                <text:p>0.3322</text:p>
              </table:table-cell>
              <table:table-cell office:value-type="float" office:value="0.3318">
                <text:p>0.33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32">
                <text:p>0.3332</text:p>
              </table:table-cell>
              <table:table-cell office:value-type="float" office:value="0.3328">
                <text:p>0.3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27cm" svg:height="13.797cm" xlink:href=".." xlink:type="simple" chart:class="chart:line" chart:style-name="ch1">
        <chart:title svg:x="5.444cm" svg:y="0.411cm" chart:style-name="ch2">
          <text:p>Absolutní a relativní chyba Theveninova modelu</text:p>
        </chart:title>
        <chart:legend chart:legend-position="bottom" svg:x="7.713cm" svg:y="13.198cm" style:legend-expansion="wide" chart:style-name="ch3"/>
        <chart:plot-area chart:style-name="ch4" table:cell-range-address="List2.A1:List2.A11 List2.D2:List2.E11" chart:data-source-has-labels="both" svg:x="0.41cm" svg:y="1.465cm" svg:width="19.707cm" svg:height="11.274cm">
          <chart:coordinate-region svg:x="1.693cm" svg:y="1.664cm" svg:width="18.144cm" svg:height="10.428cm"/>
          <chart:axis chart:dimension="x" chart:name="primary-x" chart:style-name="ch5" chartooo:axis-type="auto">
            <chartooo:date-scale/>
            <chart:categories table:cell-range-address="List2.A2:List2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2.D2:List2.D11" loext:label-string="&quot;ΔUab (V)&quot;" chart:class="chart:line">
            <chart:data-point chart:repeated="10"/>
          </chart:series>
          <chart:series chart:style-name="ch9" chart:values-cell-range-address="List2.E2:List2.E11" loext:label-string="&quot;δUab (%)&quot;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Uab (V)</text:p>
              </table:table-cell>
              <table:table-cell office:value-type="string">
                <text:p>δUab (%)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st2.A2:List2.A11</svg:desc>
                </draw:g>
              </table:table-cell>
              <table:table-cell office:value-type="float" office:value="0">
                <text:p>0</text:p>
                <draw:g>
                  <svg:desc>List2.D2:List2.D11</svg:desc>
                </draw:g>
              </table:table-cell>
              <table:table-cell office:value-type="float" office:value="0">
                <text:p>0</text:p>
                <draw:g>
                  <svg:desc>List2.E2:List2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99999999999989">
                <text:p>0.000099999999999989</text:p>
              </table:table-cell>
              <table:table-cell office:value-type="float" office:value="0.0750187546886639">
                <text:p>0.07501875468866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200000000000006">
                <text:p>0.000200000000000006</text:p>
              </table:table-cell>
              <table:table-cell office:value-type="float" office:value="0.0960614793467847">
                <text:p>0.09606147934678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99999999999967">
                <text:p>0.000299999999999967</text:p>
              </table:table-cell>
              <table:table-cell office:value-type="float" office:value="0.117050331642593">
                <text:p>0.1170503316425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400000000000011">
                <text:p>0.000400000000000011</text:p>
              </table:table-cell>
              <table:table-cell office:value-type="float" office:value="0.138026224982751">
                <text:p>0.1380262249827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5">
                <text:p>0.0005</text:p>
              </table:table-cell>
              <table:table-cell office:value-type="float" office:value="0.159033078880407">
                <text:p>0.1590330788804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400000000000011">
                <text:p>0.000400000000000011</text:p>
              </table:table-cell>
              <table:table-cell office:value-type="float" office:value="0.12364760432767">
                <text:p>0.123647604327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400000000000011">
                <text:p>0.000400000000000011</text:p>
              </table:table-cell>
              <table:table-cell office:value-type="float" office:value="0.120772946859907">
                <text:p>0.120772946859907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400000000000011">
                <text:p>0.000400000000000011</text:p>
              </table:table-cell>
              <table:table-cell office:value-type="float" office:value="0.120409391932574">
                <text:p>0.120409391932574</text:p>
              </table:table-cell>
            </table:table-row>
            <table:table-row>
              <table:table-cell office:value-type="string">
                <text:p>bez</text:p>
              </table:table-cell>
              <table:table-cell office:value-type="float" office:value="0.000400000000000011">
                <text:p>0.000400000000000011</text:p>
              </table:table-cell>
              <table:table-cell office:value-type="float" office:value="0.120048019207687">
                <text:p>0.120048019207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